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6.1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84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25cm" fo:min-width="6.2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5cm" fo:min-width="2.725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  <style:text-properties style:font-name="Comic Sans MS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draw:layer="layout" svg:width="6.7cm" svg:height="4.9cm" svg:x="16.911cm" svg:y="2.25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88cm" svg:height="1.431cm" svg:x="17.511cm" svg:y="1.525cm">
          <draw:text-box>
            <text:p text:style-name="P2">int</text:p>
          </draw:text-box>
        </draw:frame>
        <draw:custom-shape draw:style-name="gr3" draw:text-style-name="P1" draw:layer="layout" svg:width="4.7cm" svg:height="2.6cm" svg:x="17.911cm" svg:y="3.456cm">
          <text:p text:style-name="P3"><text:span text:style-name="T1">Return</text:span></text:p>
          <text:p text:style-name="P3"><text:span text:style-name="T1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cm" svg:height="4.9cm" svg:x="1.2cm" svg:y="2.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88cm" svg:height="1.431cm" svg:x="1.8cm" svg:y="1.569cm">
          <draw:text-box>
            <text:p text:style-name="P2">int</text:p>
          </draw:text-box>
        </draw:frame>
        <draw:custom-shape draw:style-name="gr4" draw:text-style-name="P1" draw:layer="layout" svg:width="6.8cm" svg:height="5.6cm" svg:x="9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cm" svg:height="2.6cm" svg:x="10.1cm" svg:y="3.5cm">
          <text:p text:style-name="P3"><text:span text:style-name="T1">Function</text:span></text:p>
          <text:p text:style-name="P3"><text:span text:style-name="T1">“</text:span><text:span text:style-name="T1">f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7cm" svg:height="2.6cm" svg:x="2.2cm" svg:y="3.5cm">
          <text:p text:style-name="P3"><text:span text:style-name="T1">Argument</text:span></text:p>
          <text:p text:style-name="P3"><text:span text:style-name="T1">“</text:span><text:span text:style-name="T1">x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cm" svg:height="3.2cm" svg:x="6.7cm" svg:y="3.2cm">
          <text:p text:style-name="P1">cal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8cm" svg:height="3.2cm" svg:x="14.5cm" svg:y="3.2cm">
          <text:p text:style-name="P1">retur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226cm" svg:height="1.431cm" svg:x="9.6cm" svg:y="1.169cm">
          <draw:text-box>
            <text:p text:style-name="P2">(int) -&gt; i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9M3S</meta:editing-duration>
    <meta:editing-cycles>12</meta:editing-cycles>
    <meta:generator>LibreOffice/4.3.3.2$Linux_X86_64 LibreOffice_project/430m0$Build-2</meta:generator>
    <dc:date>2015-02-01T21:00:47.343999827</dc:date>
    <meta:document-statistic meta:object-count="11"/>
    <meta:template xlink:type="simple" xlink:actuate="onRequest" xlink:title="Metasepi fig" xlink:href="../.config/libreoffice/4/user/template/Metasepi%20fig.otg" meta:date="2015-02-01T20:51:38.917908761"/>
  </office:meta>
</office:document-meta>
</file>